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c5ac"/>
    </style:style>
    <style:style style:name="P2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5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6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ssion 1 - </text:span><text:span text:style-name="T7">Intro to image analysi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Learning Outcomes</text:span></text:p>
      <text:p text:style-name="P1"><text:span text:style-name="T3"/></text:p>
      <text:list xml:id="list2662265414" text:style-name="L1">
        <text:list-item>
          <text:p text:style-name="P5">Identify the reasons for automating image analysis tasks, <text:span text:style-name="T2">including human bias</text:span></text:p>
        </text:list-item>
        <text:list-item>
          <text:p text:style-name="P5">Discuss how imaging data is represented digitally </text:p>
        </text:list-item>
        <text:list-item>
          <text:p text:style-name="P3">Describe the existing image analysis tools</text:p>
        </text:list-item>
      </text:list>
      <text:p text:style-name="P4"/>
      <text:p text:style-name="P4"/>
      <text:p text:style-name="P6">Session summary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3T15:12:17.567987152</dc:date>
    <meta:editing-duration>PT3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8" meta:character-count="240" meta:non-whitespace-character-count="210"/>
  </office:meta>
</office:document-meta>
</file>